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994" officeooo:paragraph-rsid="001d0994"/>
    </style:style>
    <style:style style:name="P2" style:family="paragraph" style:parent-style-name="Standard">
      <style:text-properties officeooo:rsid="001d0994" officeooo:paragraph-rsid="001ee3b9"/>
    </style:style>
    <style:style style:name="P3" style:family="paragraph" style:parent-style-name="Standard">
      <style:text-properties officeooo:paragraph-rsid="001d0994"/>
    </style:style>
    <style:style style:name="P4" style:family="paragraph" style:parent-style-name="Standard">
      <style:text-properties officeooo:rsid="001ee3b9" officeooo:paragraph-rsid="001ee3b9"/>
    </style:style>
    <style:style style:name="P5" style:family="paragraph" style:parent-style-name="Standard">
      <style:text-properties fo:color="#000000" officeooo:rsid="001ee3b9" officeooo:paragraph-rsid="001ee3b9"/>
    </style:style>
    <style:style style:name="T1" style:family="text">
      <style:text-properties officeooo:rsid="001d0994"/>
    </style:style>
    <style:style style:name="T2" style:family="text">
      <style:text-properties officeooo:rsid="001ee3b9"/>
    </style:style>
    <style:style style:name="T3" style:family="text">
      <style:text-properties fo:font-variant="normal" fo:text-transform="none" fo:color="#000080" style:font-name="Fira Mono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Fira Mono" fo:font-size="11.25pt" fo:letter-spacing="normal" fo:font-style="normal" fo:font-weight="normal"/>
    </style:style>
    <style:style style:name="T5" style:family="text">
      <style:text-properties fo:font-variant="normal" fo:text-transform="none" fo:color="#999988" style:font-name="Fira Mono" fo:font-size="11.25pt" fo:letter-spacing="normal" fo:font-style="normal" fo:font-weight="normal"/>
    </style:style>
    <style:style style:name="T6" style:family="text">
      <style:text-properties fo:font-variant="normal" fo:text-transform="none" style:font-name="Fira Mono" fo:font-size="11.2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.sh junio</text:p>
      <text:p text:style-name="P1"/>
      <text:p text:style-name="P1">db/create.sh</text:p>
      <text:p text:style-name="P1"/>
      <text:p text:style-name="P1">./yii migrate/create create_alumnos_table</text:p>
      <text:p text:style-name="P4"/>
      <text:p text:style-name="P1">(Creas la migracion, <text:span text:style-name="T2">cuando modificamos todo usamos este comando.</text:span>)</text:p>
      <text:p text:style-name="P1"/>
      <text:p text:style-name="P1">./yii migrate</text:p>
      <text:p text:style-name="P1"/>
      <text:p text:style-name="P3"><text:span text:style-name="T1">./yii migrate/create create_asignatura_table</text:span></text:p>
      <text:p text:style-name="P1">(creas la migracion)</text:p>
      <text:p text:style-name="P1"/>
      <text:p text:style-name="P1"/>
      <text:p text:style-name="P2"><text:s/>./yii migrate/create_<text:span text:style-name="T2">junction_table_for_</text:span>alumnos_table_<text:span text:style-name="T2">and_</text:span>asignatura_table</text:p>
      <text:p text:style-name="P4">(Tabla de join)</text:p>
      <text:p text:style-name="P4"/>
      <text:p text:style-name="P4"/>
      <text:p text:style-name="P4"/>
      <text:p text:style-name="P5">CRUD </text:p>
      <text:p text:style-name="P4"><text:a xlink:type="simple" xlink:href="http://hostname/index.php?r=gii" text:style-name="Internet_20_link" text:visited-style-name="Visited_20_Internet_20_Link"><text:span text:style-name="T4">http://hostname/index.php?r=gii</text:span></text:a></text:p>
      <text:p text:style-name="P5"><text:span text:style-name="T6"/></text:p>
      <text:p text:style-name="P5"><text:span text:style-name="T6"/></text:p>
      <text:p text:style-name="P5"><text:span text:style-name="T6">crud generat</text:span></text:p>
      <text:p text:style-name="P5"><text:span text:style-name="T6"/></text:p>
      <text:p text:style-name="P5"><text:span text:style-name="T6">app\models\Alumnos</text:span></text:p>
      <text:p text:style-name="P5"><text:span text:style-name="T6">app\models\AlumnosSearch</text:span></text:p>
      <text:p text:style-name="P5"><text:span text:style-name="T6">app\models\AlumnosControlller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>main url </text:span></text:p>
      <text:p text:style-name="P5"><text:span text:style-name="T6">alumnos/inde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9:58:14.690753571</meta:creation-date>
    <dc:date>2021-05-11T20:26:45.382600120</dc:date>
    <meta:editing-duration>PT18M20S</meta:editing-duration>
    <meta:editing-cycles>1</meta:editing-cycles>
    <meta:document-statistic meta:table-count="0" meta:image-count="0" meta:object-count="0" meta:page-count="1" meta:paragraph-count="17" meta:word-count="38" meta:character-count="444" meta:non-whitespace-character-count="420"/>
    <meta:generator>LibreOffice/6.4.7.2$Linux_X86_64 LibreOffice_project/40$Build-2</meta:generator>
  </office:meta>
</office:document-meta>
</file>